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9966cc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ff8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8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8080" draw:marker-start-width="0.276cm" draw:marker-end-width="0.276cm" draw:fill="solid" draw:fill-color="#008080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008080" draw:fill="solid" draw:fill-color="#008080" draw:textarea-horizontal-align="center" draw:textarea-vertical-align="middle"/>
    </style:style>
    <style:style style:name="gr6" style:family="graphic" style:parent-style-name="standard">
      <style:graphic-properties svg:stroke-color="#ff8080" draw:fill="solid" draw:fill-color="#ff8080" draw:textarea-horizontal-align="center" draw:textarea-vertical-align="middle"/>
    </style:style>
    <style:style style:name="gr7" style:family="graphic" style:parent-style-name="standard">
      <style:graphic-properties svg:stroke-width="0.051cm" svg:stroke-color="#ff8080" draw:marker-start-width="0.276cm" draw:marker-end-width="0.276cm" draw:fill="solid" draw:fill-color="#ff8080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1.982cm" fo:min-width="5.132cm"/>
    </style:style>
    <style:style style:name="gr10" style:family="graphic" style:parent-style-name="standard">
      <style:graphic-properties svg:stroke-width="0.051cm" svg:stroke-color="#9966cc" draw:marker-start-width="0.276cm" draw:marker-end-width="0.276cm" draw:fill="solid" draw:fill-color="#9966cc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8080" fo:font-family="'Times New Roman'" style:font-style-name="Regular" style:font-family-generic="roman" fo:font-size="24pt" fo:font-weight="bold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  <style:text-properties fo:color="#008080" fo:font-family="'Times New Roman'" style:font-style-name="Regular" style:font-family-generic="roman" fo:font-size="24pt" fo:font-weight="bold" style:font-size-asian="18pt" style:font-weight-asian="normal" style:font-size-complex="18pt" style:font-weight-complex="normal"/>
    </style:style>
    <style:style style:name="P5" style:family="paragraph">
      <style:paragraph-properties fo:margin-left="0cm" fo:margin-right="0cm" fo:text-indent="0cm"/>
      <style:text-properties fo:color="#9966cc" fo:font-family="'Times New Roman'" style:font-style-name="Regular" style:font-family-generic="roman" fo:font-size="24pt" fo:font-weight="bold" style:font-size-asian="18pt" style:font-weight-asian="normal" style:font-size-complex="18pt" style:font-weight-complex="normal"/>
    </style:style>
    <style:style style:name="T1" style:family="text">
      <style:text-properties fo:color="#ff8080" fo:font-family="'Times New Roman'" style:font-style-name="Regular" style:font-family-generic="roman" fo:font-size="24pt" fo:font-weight="bold" style:font-size-asian="18pt" style:font-weight-asian="normal" style:font-size-complex="18pt" style:font-weight-complex="normal"/>
    </style:style>
    <style:style style:name="T2" style:family="text">
      <style:text-properties fo:color="#008080" fo:font-family="'Times New Roman'" style:font-style-name="Regular" style:font-family-generic="roman" fo:font-size="24pt" fo:font-weight="bold" style:font-size-asian="18pt" style:font-weight-asian="normal" style:font-size-complex="18pt" style:font-weight-complex="normal"/>
    </style:style>
    <style:style style:name="T3" style:family="text">
      <style:text-properties fo:color="#9966cc" fo:font-family="'Times New Roman'" style:font-style-name="Regular" style:font-family-generic="roman" fo:font-size="24pt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8.843cm" svg:y1="5.008cm" svg:x2="11.098cm" svg:y2="3.853cm">
          <text:p text:style-name="P2"/>
        </draw:line>
        <draw:line draw:style-name="gr1" draw:text-style-name="P1" draw:layer="layout" svg:x1="10.53cm" svg:y1="7.139cm" svg:x2="13.14cm" svg:y2="6.251cm">
          <text:p text:style-name="P2"/>
        </draw:line>
        <draw:line draw:style-name="gr1" draw:text-style-name="P1" draw:layer="layout" svg:x1="10.565cm" svg:y1="7.174cm" svg:x2="13.264cm" svg:y2="9.962cm">
          <text:p text:style-name="P2"/>
        </draw:line>
        <draw:line draw:style-name="gr1" draw:text-style-name="P1" draw:layer="layout" svg:x1="9.375cm" svg:y1="11.436cm" svg:x2="13.247cm" svg:y2="9.962cm">
          <text:p text:style-name="P2"/>
        </draw:line>
        <draw:line draw:style-name="gr1" draw:text-style-name="P1" draw:layer="layout" svg:x1="7.149cm" svg:y1="2.85cm" svg:x2="9.589cm" svg:y2="1.918cm">
          <text:p text:style-name="P2"/>
        </draw:line>
        <draw:line draw:style-name="gr1" draw:text-style-name="P1" draw:layer="layout" svg:x1="6.03cm" svg:y1="1.252cm" svg:x2="8.47cm" svg:y2="0.32cm">
          <text:p text:style-name="P2"/>
        </draw:line>
        <draw:line draw:style-name="gr2" draw:text-style-name="P1" draw:layer="layout" svg:x1="0.322cm" svg:y1="7.712cm" svg:x2="1.461cm" svg:y2="9.855cm">
          <text:p text:style-name="P2"/>
        </draw:line>
        <draw:line draw:style-name="gr2" draw:text-style-name="P1" draw:layer="layout" svg:x1="0.323cm" svg:y1="7.708cm" svg:x2="3.168cm" svg:y2="7.708cm">
          <text:p text:style-name="P2"/>
        </draw:line>
        <draw:line draw:style-name="gr3" draw:text-style-name="P1" draw:layer="layout" svg:x1="1.461cm" svg:y1="9.855cm" svg:x2="3.168cm" svg:y2="7.708cm">
          <text:p text:style-name="P2"/>
        </draw:line>
        <draw:line draw:style-name="gr3" draw:text-style-name="P1" draw:layer="layout" svg:x1="4.306cm" svg:y1="9.318cm" svg:x2="3.168cm" svg:y2="7.708cm">
          <text:p text:style-name="P2"/>
        </draw:line>
        <draw:line draw:style-name="gr3" draw:text-style-name="P1" draw:layer="layout" svg:x1="4.306cm" svg:y1="9.318cm" svg:x2="1.461cm" svg:y2="9.855cm">
          <text:p text:style-name="P2"/>
        </draw:line>
        <draw:line draw:style-name="gr3" draw:text-style-name="P1" draw:layer="layout" svg:x1="3.168cm" svg:y1="7.708cm" svg:x2="5.444cm" svg:y2="6.634cm">
          <text:p text:style-name="P2"/>
        </draw:line>
        <draw:line draw:style-name="gr3" draw:text-style-name="P1" draw:layer="layout" svg:x1="5.444cm" svg:y1="6.634cm" svg:x2="4.306cm" svg:y2="9.318cm">
          <text:p text:style-name="P2"/>
        </draw:line>
        <draw:line draw:style-name="gr4" draw:text-style-name="P1" draw:layer="layout" svg:x1="5.444cm" svg:y1="6.634cm" svg:x2="7.72cm" svg:y2="8.782cm">
          <text:p text:style-name="P2"/>
        </draw:line>
        <draw:line draw:style-name="gr3" draw:text-style-name="P1" draw:layer="layout" svg:x1="4.306cm" svg:y1="9.318cm" svg:x2="7.72cm" svg:y2="8.782cm">
          <text:p text:style-name="P2"/>
        </draw:line>
        <draw:line draw:style-name="gr3" draw:text-style-name="P1" draw:layer="layout" svg:x1="5.444cm" svg:y1="6.634cm" svg:x2="8.859cm" svg:y2="5.023cm">
          <text:p text:style-name="P2"/>
        </draw:line>
        <draw:line draw:style-name="gr3" draw:text-style-name="P1" draw:layer="layout" svg:x1="7.72cm" svg:y1="8.782cm" svg:x2="10.566cm" svg:y2="7.171cm">
          <text:p text:style-name="P2"/>
        </draw:line>
        <draw:line draw:style-name="gr3" draw:text-style-name="P1" draw:layer="layout" svg:x1="8.859cm" svg:y1="5.023cm" svg:x2="10.566cm" svg:y2="7.171cm">
          <text:p text:style-name="P2"/>
        </draw:line>
        <draw:line draw:style-name="gr2" draw:text-style-name="P1" draw:layer="layout" svg:x1="5.444cm" svg:y1="6.634cm" svg:x2="3.737cm" svg:y2="4.486cm">
          <text:p text:style-name="P2"/>
        </draw:line>
        <draw:line draw:style-name="gr2" draw:text-style-name="P1" draw:layer="layout" svg:x1="8.859cm" svg:y1="5.023cm" svg:x2="7.151cm" svg:y2="2.875cm">
          <text:p text:style-name="P2"/>
        </draw:line>
        <draw:line draw:style-name="gr2" draw:text-style-name="P1" draw:layer="layout" svg:x1="3.737cm" svg:y1="4.486cm" svg:x2="7.151cm" svg:y2="2.875cm">
          <text:p text:style-name="P2"/>
        </draw:line>
        <draw:line draw:style-name="gr2" draw:text-style-name="P1" draw:layer="layout" svg:x1="3.168cm" svg:y1="7.708cm" svg:x2="3.737cm" svg:y2="4.486cm">
          <text:p text:style-name="P2"/>
        </draw:line>
        <draw:line draw:style-name="gr2" draw:text-style-name="P1" draw:layer="layout" svg:x1="0.323cm" svg:y1="7.708cm" svg:x2="0.323cm" svg:y2="4.486cm">
          <text:p text:style-name="P2"/>
        </draw:line>
        <draw:line draw:style-name="gr2" draw:text-style-name="P1" draw:layer="layout" svg:x1="0.323cm" svg:y1="4.486cm" svg:x2="3.737cm" svg:y2="4.486cm">
          <text:p text:style-name="P2"/>
        </draw:line>
        <draw:ellipse draw:style-name="gr5" draw:text-style-name="P1" draw:layer="layout" svg:width="0.219cm" svg:height="0.191cm" draw:transform="rotate (3.1415926535892) translate (5.509cm 6.712cm)">
          <text:p text:style-name="P2"/>
        </draw:ellipse>
        <draw:ellipse draw:style-name="gr4" draw:text-style-name="P1" draw:layer="layout" svg:width="0.219cm" svg:height="0.192cm" draw:transform="rotate (3.1415926535892) translate (1.582cm 9.936cm)">
          <text:p text:style-name="P2"/>
        </draw:ellipse>
        <draw:ellipse draw:style-name="gr4" draw:text-style-name="P1" draw:layer="layout" svg:width="0.219cm" svg:height="0.192cm" draw:transform="rotate (3.1415926535892) translate (4.418cm 9.408cm)">
          <text:p text:style-name="P2"/>
        </draw:ellipse>
        <draw:ellipse draw:style-name="gr4" draw:text-style-name="P1" draw:layer="layout" svg:width="0.218cm" svg:height="0.192cm" draw:transform="rotate (3.1415926535892) translate (7.809cm 8.86cm)">
          <text:p text:style-name="P2"/>
        </draw:ellipse>
        <draw:ellipse draw:style-name="gr5" draw:text-style-name="P1" draw:layer="layout" svg:width="0.218cm" svg:height="0.192cm" draw:transform="rotate (3.1415926535892) translate (3.267cm 7.798cm)">
          <text:p text:style-name="P2"/>
        </draw:ellipse>
        <draw:ellipse draw:style-name="gr6" draw:text-style-name="P1" draw:layer="layout" svg:width="0.219cm" svg:height="0.192cm" draw:transform="rotate (3.1415926535892) translate (0.435cm 7.808cm)">
          <text:p text:style-name="P2"/>
        </draw:ellipse>
        <draw:ellipse draw:style-name="gr5" draw:text-style-name="P1" draw:layer="layout" svg:width="0.219cm" svg:height="0.192cm" draw:transform="rotate (3.1415926535892) translate (10.642cm 7.249cm)">
          <text:p text:style-name="P2"/>
        </draw:ellipse>
        <draw:ellipse draw:style-name="gr5" draw:text-style-name="P1" draw:layer="layout" svg:width="0.218cm" svg:height="0.192cm" draw:transform="rotate (3.1415926535892) translate (8.946cm 5.125cm)">
          <text:p text:style-name="P2"/>
        </draw:ellipse>
        <draw:ellipse draw:style-name="gr7" draw:text-style-name="P1" draw:layer="layout" svg:width="0.219cm" svg:height="0.192cm" draw:transform="rotate (3.1415926535892) translate (3.848cm 4.565cm)">
          <text:p text:style-name="P2"/>
        </draw:ellipse>
        <draw:ellipse draw:style-name="gr7" draw:text-style-name="P1" draw:layer="layout" svg:width="0.219cm" svg:height="0.192cm" draw:transform="rotate (3.1415926535892) translate (0.435cm 4.599cm)">
          <text:p text:style-name="P2"/>
        </draw:ellipse>
        <draw:ellipse draw:style-name="gr7" draw:text-style-name="P1" draw:layer="layout" svg:width="0.218cm" svg:height="0.192cm" draw:transform="rotate (3.1415926535892) translate (7.239cm 2.988cm)">
          <text:p text:style-name="P2"/>
        </draw:ellipse>
        <draw:line draw:style-name="gr2" draw:text-style-name="P1" draw:layer="layout" svg:x1="3.737cm" svg:y1="4.486cm" svg:x2="3.168cm" svg:y2="1.801cm">
          <text:p text:style-name="P2"/>
        </draw:line>
        <draw:line draw:style-name="gr2" draw:text-style-name="P1" draw:layer="layout" svg:x1="0.323cm" svg:y1="4.486cm" svg:x2="0.323cm" svg:y2="1.801cm">
          <text:p text:style-name="P2"/>
        </draw:line>
        <draw:line draw:style-name="gr2" draw:text-style-name="P1" draw:layer="layout" svg:x1="0.323cm" svg:y1="1.801cm" svg:x2="3.168cm" svg:y2="1.801cm">
          <text:p text:style-name="P2"/>
        </draw:line>
        <draw:line draw:style-name="gr2" draw:text-style-name="P1" draw:layer="layout" svg:x1="7.151cm" svg:y1="2.875cm" svg:x2="6.013cm" svg:y2="1.265cm">
          <text:p text:style-name="P2"/>
        </draw:line>
        <draw:line draw:style-name="gr2" draw:text-style-name="P1" draw:layer="layout" svg:x1="3.168cm" svg:y1="1.801cm" svg:x2="6.013cm" svg:y2="1.265cm">
          <text:p text:style-name="P2"/>
        </draw:line>
        <draw:line draw:style-name="gr3" draw:text-style-name="P1" draw:layer="layout" svg:x1="4.306cm" svg:y1="9.318cm" svg:x2="5.444cm" svg:y2="12.003cm">
          <text:p text:style-name="P2"/>
        </draw:line>
        <draw:line draw:style-name="gr3" draw:text-style-name="P1" draw:layer="layout" svg:x1="7.72cm" svg:y1="8.782cm" svg:x2="9.428cm" svg:y2="11.466cm">
          <text:p text:style-name="P2"/>
        </draw:line>
        <draw:line draw:style-name="gr3" draw:text-style-name="P1" draw:layer="layout" svg:x1="1.461cm" svg:y1="9.855cm" svg:x2="2.03cm" svg:y2="12.003cm">
          <text:p text:style-name="P2"/>
        </draw:line>
        <draw:line draw:style-name="gr3" draw:text-style-name="P1" draw:layer="layout" svg:x1="2.03cm" svg:y1="12.003cm" svg:x2="5.444cm" svg:y2="12.003cm">
          <text:p text:style-name="P2"/>
        </draw:line>
        <draw:line draw:style-name="gr4" draw:text-style-name="P1" draw:layer="layout" svg:x1="5.444cm" svg:y1="12.003cm" svg:x2="9.428cm" svg:y2="11.466cm">
          <text:p text:style-name="P2"/>
        </draw:line>
        <draw:line draw:style-name="gr3" draw:text-style-name="P1" draw:layer="layout" svg:x1="10.566cm" svg:y1="7.171cm" svg:x2="9.428cm" svg:y2="11.466cm">
          <text:p text:style-name="P2"/>
        </draw:line>
        <draw:ellipse draw:style-name="gr7" draw:text-style-name="P1" draw:layer="layout" svg:width="0.219cm" svg:height="0.192cm" draw:transform="rotate (3.1415926535892) translate (6.127cm 1.372cm)">
          <text:p text:style-name="P2"/>
        </draw:ellipse>
        <draw:ellipse draw:style-name="gr7" draw:text-style-name="P1" draw:layer="layout" svg:width="0.219cm" svg:height="0.192cm" draw:transform="rotate (3.1415926535892) translate (3.288cm 1.896cm)">
          <text:p text:style-name="P2"/>
        </draw:ellipse>
        <draw:ellipse draw:style-name="gr7" draw:text-style-name="P1" draw:layer="layout" svg:width="0.219cm" svg:height="0.192cm" draw:transform="rotate (3.1415926535892) translate (0.434cm 1.91cm)">
          <text:p text:style-name="P2"/>
        </draw:ellipse>
        <draw:ellipse draw:style-name="gr4" draw:text-style-name="P1" draw:layer="layout" svg:width="0.219cm" svg:height="0.192cm" draw:transform="rotate (3.1415926535892) translate (2.161cm 12.074cm)">
          <text:p text:style-name="P2"/>
        </draw:ellipse>
        <draw:ellipse draw:style-name="gr4" draw:text-style-name="P1" draw:layer="layout" svg:width="0.219cm" svg:height="0.192cm" draw:transform="rotate (3.1415926535892) translate (5.541cm 12.061cm)">
          <text:p text:style-name="P2"/>
        </draw:ellipse>
        <draw:ellipse draw:style-name="gr4" draw:text-style-name="P1" draw:layer="layout" svg:width="0.218cm" svg:height="0.191cm" draw:transform="rotate (3.1415926535892) translate (9.507cm 11.508cm)">
          <text:p text:style-name="P2"/>
        </draw:ellipse>
        <draw:frame draw:style-name="gr8" draw:text-style-name="P3" draw:layer="layout" svg:width="4.583cm" svg:height="1.187cm" svg:x="0.943cm" svg:y="-0.097cm">
          <draw:text-box>
            <text:p text:style-name="P2"><text:span text:style-name="T1">Processor 2</text:span></text:p>
          </draw:text-box>
        </draw:frame>
        <draw:frame draw:style-name="gr9" draw:text-style-name="P4" draw:layer="layout" svg:width="5.632cm" svg:height="2.232cm" svg:x="4.85cm" svg:y="12.256cm">
          <draw:text-box>
            <text:p text:style-name="P2"><text:span text:style-name="T2">Processor 1</text:span></text:p>
          </draw:text-box>
        </draw:frame>
        <draw:ellipse draw:style-name="gr7" draw:text-style-name="P1" draw:layer="layout" svg:width="0.219cm" svg:height="0.192cm" draw:transform="rotate (3.1415926535892) translate (6.127cm 1.372cm)">
          <text:p text:style-name="P2"/>
        </draw:ellipse>
        <draw:line draw:style-name="gr1" draw:text-style-name="P1" draw:layer="layout" svg:x1="8.47cm" svg:y1="0.32cm" svg:x2="9.571cm" svg:y2="1.918cm">
          <text:p text:style-name="P2"/>
        </draw:line>
        <draw:line draw:style-name="gr1" draw:text-style-name="P1" draw:layer="layout" svg:x1="9.589cm" svg:y1="1.953cm" svg:x2="11.045cm" svg:y2="3.871cm">
          <text:p text:style-name="P2"/>
        </draw:line>
        <draw:line draw:style-name="gr1" draw:text-style-name="P1" draw:layer="layout" svg:x1="11.045cm" svg:y1="3.871cm" svg:x2="13.14cm" svg:y2="6.268cm">
          <text:p text:style-name="P2"/>
        </draw:line>
        <draw:line draw:style-name="gr1" draw:text-style-name="P1" draw:layer="layout" svg:x1="13.14cm" svg:y1="6.251cm" svg:x2="13.282cm" svg:y2="9.944cm">
          <text:p text:style-name="P2"/>
        </draw:line>
        <draw:line draw:style-name="gr1" draw:text-style-name="P1" draw:layer="layout" svg:x1="13.264cm" svg:y1="9.962cm" svg:x2="15.874cm" svg:y2="7.849cm">
          <text:p text:style-name="P2"/>
        </draw:line>
        <draw:line draw:style-name="gr1" draw:text-style-name="P1" draw:layer="layout" svg:x1="13.14cm" svg:y1="6.268cm" svg:x2="15.839cm" svg:y2="7.867cm">
          <text:p text:style-name="P2"/>
        </draw:line>
        <draw:ellipse draw:style-name="gr10" draw:text-style-name="P1" draw:layer="layout" svg:width="0.219cm" svg:height="0.192cm" draw:transform="rotate (3.1415926535892) translate (8.56cm 0.413cm)">
          <text:p text:style-name="P2"/>
        </draw:ellipse>
        <draw:ellipse draw:style-name="gr10" draw:text-style-name="P1" draw:layer="layout" svg:width="0.219cm" svg:height="0.192cm" draw:transform="rotate (3.1415926535892) translate (8.56cm 0.413cm)">
          <text:p text:style-name="P2"/>
        </draw:ellipse>
        <draw:ellipse draw:style-name="gr10" draw:text-style-name="P1" draw:layer="layout" svg:width="0.219cm" svg:height="0.192cm" draw:transform="rotate (3.1415926535892) translate (9.679cm 2.046cm)">
          <text:p text:style-name="P2"/>
        </draw:ellipse>
        <draw:ellipse draw:style-name="gr10" draw:text-style-name="P1" draw:layer="layout" svg:width="0.219cm" svg:height="0.192cm" draw:transform="rotate (3.1415926535892) translate (11.17cm 4.017cm)">
          <text:p text:style-name="P2"/>
        </draw:ellipse>
        <draw:ellipse draw:style-name="gr10" draw:text-style-name="P1" draw:layer="layout" svg:width="0.219cm" svg:height="0.192cm" draw:transform="rotate (3.1415926535892) translate (13.23cm 6.344cm)">
          <text:p text:style-name="P2"/>
        </draw:ellipse>
        <draw:ellipse draw:style-name="gr10" draw:text-style-name="P1" draw:layer="layout" svg:width="0.219cm" svg:height="0.192cm" draw:transform="rotate (3.1415926535892) translate (13.383cm 10.055cm)">
          <text:p text:style-name="P2"/>
        </draw:ellipse>
        <draw:ellipse draw:style-name="gr10" draw:text-style-name="P1" draw:layer="layout" svg:width="0.219cm" svg:height="0.192cm" draw:transform="rotate (3.1415926535892) translate (15.893cm 7.96cm)">
          <text:p text:style-name="P2"/>
        </draw:ellipse>
        <draw:frame draw:style-name="gr8" draw:text-style-name="P5" draw:layer="layout" svg:width="4.579cm" svg:height="1.187cm" svg:x="11.509cm" svg:y="2.016cm">
          <draw:text-box>
            <text:p text:style-name="P2"><text:span text:style-name="T3">Processor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9966cc" draw:marker-start-width="0.3cm" draw:marker-start-center="false" draw:marker-end-width="0.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16.51cm" fo:page-height="13.33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creation-date>2007-01-22T06:36:56</meta:creation-date>
    <dc:date>2007-01-22T08:39:50</dc:date>
    <dc:language>en-US</dc:language>
    <meta:editing-cycles>4</meta:editing-cycles>
    <meta:editing-duration>PT53M56S</meta:editing-duration>
    <meta:user-defined meta:name="Info 1"/>
    <meta:user-defined meta:name="Info 2"/>
    <meta:user-defined meta:name="Info 3"/>
    <meta:user-defined meta:name="Info 4"/>
    <meta:document-statistic meta:object-count="69"/>
  </office:meta>
</office:document-meta>
</file>